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824cm"/>
    </style:style>
    <style:style style:name="Table1.C" style:family="table-column">
      <style:table-column-properties style:column-width="6.51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15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/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16"><text:span text:style-name="T1"><text:s text:c="5"/></text:span><text:span text:style-name="T1"><text:placeholder text:placeholder-type="text">&lt;o.partner_id and o.partner_id.name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o.partner_id and o.partner_id.street2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get_s3(o.cons_loca)&gt;</text:placeholder> <text:s text:c="4"/></text:p>
            <text:p text:style-name="P14"><text:placeholder text:placeholder-type="text">&lt;get_state_country(o.cons_loca)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0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table:number-columns-spanned="2" office:value-type="string">
            <text:p text:style-name="P10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bag_detail or '').upper()&gt;</text:placeholder></text:span></text:p>
            <text:p text:style-name="P10"/>
          </table:table-cell>
          <table:table-cell table:style-name="Table1.A1" table:number-columns-spanned="3" office:value-type="string">
            <text:p text:style-name="P5"><text:s text:c="3"/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0"/>
            <text:p text:style-name="P11"/>
          </table:table-cell>
          <table:table-cell table:style-name="Table1.G11" table:number-columns-spanned="2" office:value-type="float" office:value="0">
            <text:p text:style-name="P11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1:42:55</dc:date>
    <meta:editing-duration>PT19H20M1S</meta:editing-duration>
    <meta:editing-cycles>430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88" meta:character-count="1421" meta:non-whitespace-character-count="1072"/>
  </office:meta>
</office:document-meta>
</file>